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/sesame oil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crush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il, Onio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Tomat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till simm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k 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06">
          <table:table-cell/>
          <table:table-cell table:style-name="ce9"/>
          <table:table-cell table:number-columns-repeated="3"/>
        </table:table-row>
        <table:table-row table:style-name="ro1" table:number-rows-repeated="104756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2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  <table:database-range table:name="__Anonymous_Sheet_DB__0" table:target-range-address="Sheet1.A2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09:45:31.490619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9T09:45:53.213889102</dc:date>
    <meta:editing-duration>PT6H18M1S</meta:editing-duration>
    <meta:editing-cycles>114</meta:editing-cycles>
    <meta:document-statistic meta:table-count="2" meta:cell-count="207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